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2" svg:font-family="Monospace" style:font-pitch="fixed"/>
    <style:font-face style:name="Monospace1" svg:font-family="Monospace" style:font-adornments="Regular" style:font-pitch="fixed"/>
    <style:font-face style:name="Liberation Mono1" svg:font-family="'Liberation Mono', 'Courier New', 'DejaVu Sans Mono'" style:font-family-generic="modern" style:font-pitch="fixed"/>
    <style:font-face style:name="Arial5" svg:font-family="Arial" style:font-family-generic="swiss" style:font-pitch="fixed"/>
    <style:font-face style:name="Monospace3" svg:font-family="Monospace" style:font-family-generic="swiss" style:font-pitch="fixed"/>
    <style:font-face style:name="Arial3" svg:font-family="Arial" style:font-adornments="Regular" style:font-pitch="variable"/>
    <style:font-face style:name="Monospace" svg:font-family="Monospace" style:font-adornments="Regular" style:font-pitch="variable"/>
    <style:font-face style:name="Liberation Mono" svg:font-family="'Liberation Mono', 'Courier New', 'DejaVu Sans Mono'" style:font-family-generic="modern" style:font-pitch="variable"/>
    <style:font-face style:name="Lohit Devanagari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dddddd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5" style:family="graphic" style:parent-style-name="standard">
      <style:graphic-properties svg:stroke-width="0.1cm" svg:stroke-color="#000000" draw:marker-start-width="0.35cm" draw:marker-end-width="0.35cm" draw:fill="none" draw:textarea-vertical-align="middle" draw:auto-grow-height="false" fo:min-height="3.164cm" fo:min-width="0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false" fo:min-height="0.95cm" fo:min-width="0cm" fo:padding-top="0.175cm" fo:padding-bottom="0.175cm" fo:padding-left="0.3cm" fo:padding-right="0.3cm"/>
      <style:paragraph-properties style:writing-mode="lr-tb"/>
    </style:style>
    <style:style style:name="gr7" style:family="graphic" style:parent-style-name="standard">
      <style:graphic-properties draw:stroke="none" svg:stroke-width="0.1cm" svg:stroke-color="#000000" draw:marker-start-width="0.35cm" draw:marker-end-width="0.35cm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  <style:paragraph-properties style:writing-mode="lr-tb"/>
    </style:style>
    <style:style style:name="gr8" style:family="graphic" style:parent-style-name="standard">
      <style:graphic-properties svg:stroke-width="0.1cm" draw:marker-start-width="0.35cm" draw:marker-end-width="0.35cm" draw:fill="solid" draw:fill-color="#729fcf" draw:opacity="50%" draw:textarea-horizontal-align="justify" draw:textarea-vertical-align="middle" draw:auto-grow-height="false" fo:min-height="0.25cm" fo:min-width="10.8cm" fo:padding-top="0.175cm" fo:padding-bottom="0.175cm" fo:padding-left="0.3cm" fo:padding-right="0.3cm" draw:shadow-opacity="50%"/>
    </style:style>
    <style:style style:name="gr9" style:family="graphic" style:parent-style-name="standard">
      <style:graphic-properties svg:stroke-width="0.1cm" svg:stroke-color="#990000" draw:marker-start-width="0.35cm" draw:marker-end-width="0.35cm" draw:fill="solid" draw:fill-color="#ff0000" draw:opacity="50%" draw:textarea-horizontal-align="justify" draw:textarea-vertical-align="middle" draw:auto-grow-height="false" fo:min-height="8.45cm" fo:min-width="24.4cm" fo:padding-top="0.175cm" fo:padding-bottom="0.175cm" fo:padding-left="0.3cm" fo:padding-right="0.3cm" draw:shadow-opacity="50%"/>
    </style:style>
    <style:style style:name="gr10" style:family="graphic" style:parent-style-name="standard">
      <style:graphic-properties svg:stroke-width="0.1cm" svg:stroke-color="#007826" draw:marker-start-width="0.35cm" draw:marker-end-width="0.35cm" draw:fill-color="#00cc33" draw:opacity="50%" draw:textarea-horizontal-align="justify" draw:textarea-vertical-align="middle" draw:auto-grow-height="false" fo:min-height="0.393cm" fo:min-width="6.6cm" fo:padding-top="0.175cm" fo:padding-bottom="0.175cm" fo:padding-left="0.3cm" fo:padding-right="0.3cm" draw:shadow-opacity="50%"/>
    </style:style>
    <style:style style:name="gr11" style:family="graphic" style:parent-style-name="standard">
      <style:graphic-properties svg:stroke-width="0.1cm" svg:stroke-color="#996600" draw:marker-start-width="0.35cm" draw:marker-end-width="0.35cm" draw:fill-color="#ff9900" draw:opacity="50%" draw:textarea-horizontal-align="justify" draw:textarea-vertical-align="middle" draw:auto-grow-height="false" fo:min-height="0.393cm" fo:min-width="1.4cm" fo:padding-top="0.175cm" fo:padding-bottom="0.175cm" fo:padding-left="0.3cm" fo:padding-right="0.3cm" draw:shadow-opacity="50%"/>
    </style:style>
    <style:style style:name="gr12" style:family="graphic" style:parent-style-name="standard">
      <style:graphic-properties svg:stroke-width="0.1cm" svg:stroke-color="#990099" draw:marker-start-width="0.35cm" draw:marker-end-width="0.35cm" draw:fill-color="#ff00ff" draw:opacity="50%" draw:textarea-horizontal-align="justify" draw:textarea-vertical-align="middle" draw:auto-grow-height="false" fo:min-height="0.393cm" fo:min-width="6.6cm" fo:padding-top="0.175cm" fo:padding-bottom="0.175cm" fo:padding-left="0.3cm" fo:padding-right="0.3cm" draw:shadow-opacity="50%"/>
    </style:style>
    <style:style style:name="gr13" style:family="graphic" style:parent-style-name="standard">
      <style:graphic-properties svg:stroke-width="0.1cm" svg:stroke-color="#990099" draw:marker-start-width="0.35cm" draw:marker-end-width="0.35cm" draw:fill-color="#ff00ff" draw:opacity="50%" draw:textarea-horizontal-align="justify" draw:textarea-vertical-align="middle" draw:auto-grow-height="false" fo:min-height="0.193cm" fo:min-width="11cm" fo:padding-top="0.175cm" fo:padding-bottom="0.175cm" fo:padding-left="0.3cm" fo:padding-right="0.3cm" draw:shadow-opacity="50%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 style:list-style-name="L2">
      <style:graphic-properties draw:fill-color="#ffffff" draw:textarea-vertical-align="top" fo:min-height="10.702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font-size="43pt" fo:font-weight="bold" style:font-size-asian="43pt" style:font-weight-asian="bold" style:font-size-complex="43pt" style:font-weight-complex="bold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text-align="start"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margin-top="0.4cm" fo:margin-bottom="0cm" fo:text-indent="0cm"/>
    </style:style>
    <style:style style:name="P8" style:family="paragraph">
      <style:text-properties style:font-name="Monospace2"/>
    </style:style>
    <style:style style:name="P9" style:family="paragraph">
      <loext:graphic-properties draw:fill="solid" draw:fill-color="#dddddd"/>
      <style:text-properties style:font-name="Monospace2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solid" draw:fill-color="#729fcf" draw:opacity="50%"/>
      <style:paragraph-properties fo:text-align="center"/>
    </style:style>
    <style:style style:name="P17" style:family="paragraph">
      <loext:graphic-properties draw:fill="solid" draw:fill-color="#ff0000" draw:opacity="50%"/>
      <style:paragraph-properties fo:text-align="center"/>
    </style:style>
    <style:style style:name="P18" style:family="paragraph">
      <loext:graphic-properties draw:fill-color="#00cc33" draw:opacity="50%"/>
      <style:paragraph-properties fo:text-align="center"/>
    </style:style>
    <style:style style:name="P19" style:family="paragraph">
      <loext:graphic-properties draw:fill-color="#ff9900" draw:opacity="50%"/>
      <style:paragraph-properties fo:text-align="center"/>
    </style:style>
    <style:style style:name="P20" style:family="paragraph">
      <loext:graphic-properties draw:fill-color="#ff00ff" draw:opacity="50%"/>
      <style:paragraph-properties fo:text-align="center"/>
    </style:style>
    <style:style style:name="P21" style:family="paragraph">
      <style:paragraph-properties fo:margin-top="0.5cm" fo:margin-bottom="0cm"/>
    </style:style>
    <style:style style:name="P22" style:family="paragraph">
      <style:paragraph-properties fo:margin-left="0cm" fo:margin-right="0cm" fo:margin-top="0cm" fo:margin-bottom="0cm" fo:line-height="100%" fo:text-indent="0cm"/>
      <style:text-properties fo:font-weight="normal" style:font-weight-asian="normal" style:font-weight-complex="normal"/>
    </style:style>
    <style:style style:name="P23" style:family="paragraph">
      <style:text-properties fo:font-weight="normal" style:font-weight-asian="normal" style:font-weight-complex="normal"/>
    </style:style>
    <style:style style:name="T1" style:family="text">
      <style:text-properties fo:font-size="43pt" fo:font-style="italic" fo:font-weight="bold" style:font-size-asian="43pt" style:font-style-asian="italic" style:font-weight-asian="bold" style:font-size-complex="43pt" style:font-style-complex="italic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rial2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Monospace2" fo:font-weight="bold" style:font-weight-asian="bold" style:font-weight-complex="bold"/>
    </style:style>
    <style:style style:name="T7" style:family="text">
      <style:text-properties style:font-name="Monospace2"/>
    </style:style>
    <style:style style:name="T8" style:family="text">
      <style:text-properties fo:color="#009999" style:font-name="Monospace2"/>
    </style:style>
    <style:style style:name="T9" style:family="text">
      <style:text-properties style:font-name="Monospace2" fo:font-style="italic" style:font-style-asian="italic" style:font-style-complex="italic"/>
    </style:style>
    <style:style style:name="T10" style:family="text">
      <style:text-properties fo:color="#336699" style:font-name="Monospace2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Monospace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Monospace2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1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Monospace2" fo:font-size="18pt" fo:font-style="italic" fo:text-shadow="none" style:text-underline-style="none" fo:font-weight="normal" style:letter-kerning="true" style:font-name-asian="Noto Sans CJK SC" style:font-size-asian="18pt" style:font-style-asian="italic" style:font-weight-asian="normal" style:font-name-complex="Lohit Devanagari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cc" style:text-outline="false" style:text-line-through-style="none" style:text-line-through-type="none" style:font-name="Monospace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cc" style:text-outline="false" style:text-line-through-style="none" style:text-line-through-type="none" style:font-name="Monospace2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1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0pt" style:font-size-asian="20pt" style:font-size-complex="20pt"/>
    </style:style>
    <style:style style:name="T17" style:family="text">
      <style:text-properties style:font-name="Monospace2" fo:font-size="20pt" style:font-size-asian="20pt" style:font-size-complex="20pt"/>
    </style:style>
    <style:style style:name="T18" style:family="text">
      <style:text-properties style:font-name="Monospace2"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Monospace2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Monospace2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Lohit Devanagari1" style:font-size-complex="20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Monospace2" fo:font-size="18pt" fo:font-style="italic" fo:text-shadow="none" style:text-underline-style="none" fo:font-weight="bold" style:letter-kerning="true" style:font-name-asian="Noto Sans CJK SC" style:font-size-asian="18pt" style:font-style-asian="italic" style:font-weight-asian="bold" style:font-name-complex="Lohit Devanagari1" style:font-size-complex="18pt" style:font-style-complex="italic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Monospace2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Monospace2" fo:font-weight="normal" style:font-weight-asian="normal" style:font-weight-complex="normal"/>
    </style:style>
    <style:style style:name="T25" style:family="text">
      <style:text-properties fo:color="#336699" style:font-name="Monospace2" fo:font-style="italic" style:font-style-asian="italic" style:font-style-complex="italic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fo:font-size="22pt" fo:font-style="italic" style:font-size-asian="22pt" style:font-style-asian="italic" style:font-size-complex="22pt" style:font-style-complex="italic"/>
    </style:style>
    <style:style style:name="T28" style:family="text">
      <style:text-properties fo:color="#b2b2b2" fo:font-weight="bold" style:font-weight-asian="bold" style:font-weight-complex="bold"/>
    </style:style>
    <style:style style:name="T29" style:family="text">
      <style:text-properties fo:color="#666666" fo:font-weight="bold" style:font-weight-asian="bold" style:font-weight-complex="bold"/>
    </style:style>
    <style:style style:name="T30" style:family="text">
      <style:text-properties fo:color="#009933" fo:font-weight="bold" style:font-weight-asian="bold" style:font-weight-complex="bold"/>
    </style:style>
    <style:style style:name="T31" style:family="text">
      <style:text-properties fo:color="#ff9900" fo:font-weight="bold" style:font-weight-asian="bold" style:font-weight-complex="bold"/>
    </style:style>
    <style:style style:name="T32" style:family="text">
      <style:text-properties fo:color="#cc0000" fo:font-weight="bold" style:font-weight-asian="bold" style:font-weight-complex="bold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Noto Sans CJK SC" style:font-style-asian="normal" style:font-weight-asian="normal" style:font-name-complex="Lohit Devanagari1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Monospace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Arial4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Arial4" fo:font-size="28pt" style:font-size-asian="28pt" style:font-size-complex="28pt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Arial2" fo:font-size="28pt" fo:font-style="italic" fo:text-shadow="none" style:text-underline-style="none" fo:font-weight="normal" style:letter-kerning="true" fo:background-color="transparent" style:font-name-asian="Noto Sans CJK SC" style:font-size-asian="28pt" style:font-style-asian="italic" style:font-weight-asian="normal" style:font-name-complex="Lohit Devanagari1" style:font-size-complex="28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Arial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c9211e" fo:font-weight="bold" style:font-weight-asian="bold" style:font-weight-complex="bold"/>
    </style:style>
    <style:style style:name="T40" style:family="text">
      <style:text-properties style:font-name="Monospace2" fo:font-size="26pt" fo:font-style="italic" style:font-size-asian="26pt" style:font-style-asian="italic" style:font-size-complex="26pt" style:font-style-complex="italic"/>
    </style:style>
    <style:style style:name="T41" style:family="text">
      <style:text-properties style:font-name="Monospace2" fo:font-size="26pt" style:font-size-asian="26pt" style:font-size-complex="26pt"/>
    </style:style>
    <style:style style:name="T42" style:family="text">
      <style:text-properties fo:color="#0000cc" style:font-name="Monospace2" fo:font-size="26pt" style:font-size-asian="26pt" style:font-size-complex="26pt"/>
    </style:style>
    <style:style style:name="T43" style:family="text">
      <style:text-properties style:font-name="Monospace2" fo:font-size="24pt" fo:font-style="italic" style:font-size-asian="24pt" style:font-style-asian="italic" style:font-size-complex="24pt" style:font-style-complex="italic"/>
    </style:style>
    <style:style style:name="T44" style:family="text">
      <style:text-properties style:font-name="Monospace2" fo:font-size="24pt" style:font-size-asian="24pt" style:font-size-complex="24pt"/>
    </style:style>
    <style:style style:name="T45" style:family="text">
      <style:text-properties fo:color="#0000cc" style:font-name="Monospace2" fo:font-size="24pt" style:font-size-asian="24pt" style:font-size-complex="24pt"/>
    </style:style>
    <style:style style:name="T46" style:family="text">
      <style:text-properties style:font-name="Monospace2" fo:font-size="22pt" style:font-size-asian="22pt" style:font-size-complex="22pt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Arial2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6666" style:text-outline="false" style:text-line-through-style="none" style:text-line-through-type="none" style:font-name="Monospace2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size="26pt" fo:font-weight="bold" style:font-size-asian="26pt" style:font-weight-asian="bold" style:font-size-complex="26pt" style:font-weight-complex="bold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Arial2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1" style:font-size-complex="32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Arial2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1" style:font-size-complex="2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Arial2" fo:font-size="32pt" fo:text-shadow="none" style:text-underline-style="none" fo:font-weight="normal" style:letter-kerning="true" fo:background-color="transparent" style:font-name-asian="Noto Sans CJK SC" style:font-size-asian="32pt" style:font-weight-asian="normal" style:font-name-complex="Lohit Devanagari1" style:font-size-complex="32pt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Arial2" fo:font-size="32pt" fo:text-shadow="none" style:text-underline-style="none" fo:font-weight="bold" style:letter-kerning="true" fo:background-color="transparent" style:font-name-asian="Noto Sans CJK SC" style:font-size-asian="32pt" style:font-weight-asian="bold" style:font-name-complex="Lohit Devanagari1" style:font-size-complex="32pt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Arial2" fo:font-size="28pt" fo:text-shadow="none" style:text-underline-style="none" fo:font-weight="normal" style:letter-kerning="true" fo:background-color="transparent" style:font-name-asian="Noto Sans CJK SC" style:font-size-asian="28pt" style:font-weight-asian="normal" style:font-name-complex="Lohit Devanagari1" style:font-size-complex="28pt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Arial2" fo:font-size="32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Lohit Devanagari1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–">
        <style:list-level-properties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0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–">
        <style:list-level-properties text:space-before="1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1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–">
        <style:list-level-properties text:space-before="2.4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6" text:bullet-char="–">
        <style:list-level-properties text:space-before="3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7" text:bullet-char="–">
        <style:list-level-properties text:space-before="3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8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9" text:bullet-char="–">
        <style:list-level-properties text:space-before="4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10" text:bullet-char="–">
        <style:list-level-properties text:space-before="5.4cm" text:min-label-width="0.6cm"/>
        <style:text-properties fo:font-family="OpenSymbol" style:font-style-name="Regular" style:font-charset="x-symbol" style:use-window-font-color="true" fo:font-size="75%"/>
      </text:list-level-style-bullet>
    </text:list-style>
    <text:list-style style:name="L3">
      <text:list-level-style-bullet text:level="1" text:bullet-char="–">
        <style:list-level-properties text:space-before="0.3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OpenSymbol" style:font-style-name="Regular" style:font-charset="x-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OpenSymbol" style:font-style-name="Regular" style:font-charset="x-symbol" style:use-window-font-color="true" fo:font-size="75%"/>
      </text:list-level-style-bullet>
      <text:list-level-style-bullet text:level="10" text:bullet-char="–">
        <style:list-level-properties text:space-before="11.4cm" text:min-label-width="0.6cm"/>
        <style:text-properties fo:font-family="OpenSymbol" style:font-style-name="Regular" style:font-charset="x-symbol" style:use-window-font-color="true" fo:font-size="75%"/>
      </text:list-level-style-bullet>
    </text:list-style>
  </office:automatic-styles>
  <office:body>
    <office:presentation>
      <presentation:date-time-decl presentation:name="dtd1" presentation:source="fixed">2022-04-08</presentation:date-time-decl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199cm" svg:height="2.629cm" svg:x="1.4cm" svg:y="0.1cm" presentation:class="title" presentation:user-transformed="true">
          <draw:text-box>
            <text:p><text:span text:style-name="T1">Logging</text:span></text:p>
          </draw:text-box>
        </draw:frame>
        <draw:frame presentation:style-name="pr2" draw:text-style-name="P4" draw:layer="layout" svg:width="25.199cm" svg:height="11.329cm" svg:x="1.369cm" svg:y="2.598cm">
          <draw:text-box>
            <text:list text:style-name="L2">
              <text:list-item>
                <text:p text:style-name="P2"><text:span text:style-name="T2">What is Logging?</text:span></text:p>
              </text:list-item>
              <text:list-item>
                <text:p text:style-name="P2"><text:span text:style-name="T2">Anatomy of a Logging Statement</text:span></text:p>
              </text:list-item>
              <text:list-item>
                <text:p text:style-name="P2"><text:span text:style-name="T2">Why not just use </text:span><text:span text:style-name="T3">println</text:span><text:span text:style-name="T2">()?</text:span></text:p>
                <text:list>
                  <text:list-item>
                    <text:p text:style-name="P2"><text:span text:style-name="T2">Filtering: Log Hierarchy, Log Levels and How to Choose Them</text:span></text:p>
                  </text:list-item>
                  <text:list-item>
                    <text:p text:style-name="P3"><text:span text:style-name="T2">Building Log Messages: Concatenation vs Args vs Lambdas</text:span></text:p>
                  </text:list-item>
                  <text:list-item>
                    <text:p text:style-name="P3"><text:span text:style-name="T2">Formatting: Layouts (Pattern, JSON, whatever…)</text:span></text:p>
                  </text:list-item>
                  <text:list-item>
                    <text:p text:style-name="P3"><text:span text:style-name="T2">Output: Appenders (Console, [Rolling] File, syslog, socket…)</text:span></text:p>
                  </text:list-item>
                  <text:list-item>
                    <text:p text:style-name="P3"><text:span text:style-name="T2">Context: Time, Exception, Thread, MDC (RID, User, Method...)</text:span></text:p>
                  </text:list-item>
                </text:list>
              </text:list-item>
              <text:list-item>
                <text:p text:style-name="P2"><text:span text:style-name="T2">Structured Logging: Machine Readability FTW!</text:span></text:p>
              </text:list-item>
              <text:list-item>
                <text:p text:style-name="P2"><text:span text:style-name="T4">Impact of Logging. Typical Pitfalls</text:span></text:p>
              </text:list-item>
              <text:list-item>
                <text:p text:style-name="P2"><text:span text:style-name="T2">Popular Java Logging Frameworks</text:span></text:p>
              </text:list-item>
              <text:list-item>
                <text:p text:style-name="P3"><text:span text:style-name="T2">Alternatives to Logg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>
          <draw:text-box>
            <text:p>What is Logging?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3">
              <text:list-item>
                <text:p>One of the Pillars of <text:span text:style-name="T5">Classic Observability</text:span> (Logging, Metrics, Tracing)</text:p>
              </text:list-item>
              <text:list-item>
                <text:p>Emitting <text:span text:style-name="T5">Events</text:span>:</text:p>
                <text:list>
                  <text:list-item>
                    <text:p text:style-name="P7">About <text:span text:style-name="T5">Known Unknowns</text:span> in your code (e.g. network errors, anticipated unhappy code paths etc.)</text:p>
                  </text:list-item>
                  <text:list-item>
                    <text:p>With <text:span text:style-name="T5">Low Cardinality</text:span> (tens of attributes, typically less)</text:p>
                  </text:list-item>
                  <text:list-item>
                    <text:p><text:span text:style-name="T5">Schemaless</text:span> / <text:span text:style-name="T5">Low-Sche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Anatomy of a Logging Statement</text:p>
          </draw:text-box>
        </draw:frame>
        <draw:frame draw:style-name="gr2" draw:text-style-name="P9" draw:layer="layout" svg:width="26.41cm" svg:height="8.358cm" svg:x="0.785cm" svg:y="4.3cm">
          <draw:text-box>
            <text:p text:style-name="P8"><text:span text:style-name="T6">private static final</text:span><text:span text:style-name="T7"> </text:span><text:span text:style-name="T8">Logger</text:span><text:span text:style-name="T7"> </text:span><text:span text:style-name="T9">log</text:span><text:span text:style-name="T7"> = </text:span><text:span text:style-name="T8">LoggerFactory</text:span><text:span text:style-name="T7">.</text:span><text:span text:style-name="T9">getLogger</text:span><text:span text:style-name="T7">(</text:span><text:span text:style-name="T8">My</text:span><text:span text:style-name="T7">.</text:span><text:span text:style-name="T6">class</text:span><text:span text:style-name="T7">);</text:span></text:p>
            <text:p text:style-name="P8"><text:span text:style-name="T7"/></text:p>
            <text:p text:style-name="P8"><text:span text:style-name="T10">// &lt;...&gt;</text:span></text:p>
            <text:p text:style-name="P8"><text:span text:style-name="T7"><text:line-break/></text:span><text:span text:style-name="T6">var</text:span><text:span text:style-name="T7"> principal = ...;</text:span></text:p>
            <text:p text:style-name="P8"><text:span text:style-name="T6">try</text:span><text:span text:style-name="T7"> (</text:span><text:span text:style-name="T6">var</text:span><text:span text:style-name="T7"> creditClient = ...) {</text:span></text:p>
            <text:p text:style-name="P8"><text:span text:style-name="T11"><text:s text:c="4"/></text:span><text:span text:style-name="T12">return</text:span><text:span text:style-name="T11"> </text:span><text:span text:style-name="T7">creditClient</text:span><text:span text:style-name="T7">.score(principal);</text:span><text:span text:style-name="T7"><text:line-break/></text:span><text:span text:style-name="T7">} </text:span><text:span text:style-name="T6">catch</text:span><text:span text:style-name="T7"> (</text:span><text:span text:style-name="T8">ClientException</text:span><text:span text:style-name="T7"> e) {</text:span></text:p>
            <text:p text:style-name="P8"><text:span text:style-name="T11"><text:s text:c="4"/></text:span><text:span text:style-name="T13">log</text:span><text:span text:style-name="T11">.error(</text:span><text:span text:style-name="T14">"Could not calculate score for </text:span><text:span text:style-name="T15">{}</text:span><text:span text:style-name="T14">"</text:span><text:span text:style-name="T11">, </text:span><text:span text:style-name="T6">principal</text:span><text:span text:style-name="T7">, </text:span><text:span text:style-name="T6">e</text:span><text:span text:style-name="T7">);</text:span></text:p>
            <text:p text:style-name="P8"><text:span text:style-name="T7"><text:s text:c="4"/></text:span><text:span text:style-name="T6">return</text:span><text:span text:style-name="T7"> </text:span><text:span text:style-name="T9">DEFAULT_CREDIT_SCORE</text:span><text:span text:style-name="T7">;</text:span></text:p>
            <text:p text:style-name="P8"><text:span text:style-name="T7">}</text:span></text:p>
          </draw:text-box>
        </draw:frame>
        <draw:line draw:style-name="gr3" draw:text-style-name="P10" draw:layer="layout" svg:x1="20.3cm" svg:y1="8.5cm" svg:x2="18.5cm" svg:y2="10.3cm">
          <text:p/>
        </draw:line>
        <draw:frame draw:style-name="gr4" draw:text-style-name="P11" draw:layer="layout" svg:width="4.422cm" svg:height="1.673cm" svg:x="18.878cm" svg:y="7.439cm">
          <draw:text-box>
            <text:p><text:span text:style-name="T16">Placeholder</text:span></text:p>
          </draw:text-box>
        </draw:frame>
        <draw:custom-shape draw:style-name="gr5" draw:text-style-name="P10" draw:layer="layout" svg:width="0.4cm" svg:height="3.6cm" draw:transform="rotate (1.5704472609445) translate (20.1cm 11.59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1" draw:layer="layout" svg:width="7.7cm" svg:height="1.3cm" svg:x="18.4cm" svg:y="11.6cm">
          <draw:text-box>
            <text:p><text:span text:style-name="T16">Message Argument(s)</text:span></text:p>
          </draw:text-box>
        </draw:frame>
        <draw:line draw:style-name="gr3" draw:text-style-name="P10" draw:layer="layout" svg:x1="24.5cm" svg:y1="8.4cm" svg:x2="24.5cm" svg:y2="10.2cm">
          <text:p/>
        </draw:line>
        <draw:frame draw:style-name="gr7" draw:text-style-name="P13" draw:layer="layout" svg:width="3.709cm" svg:height="1.925cm" svg:x="22.991cm" svg:y="6.4cm">
          <draw:text-box>
            <text:p text:style-name="P12"><text:span text:style-name="T16">Exception</text:span></text:p>
            <text:p text:style-name="P12"><text:span text:style-name="T16">Contex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natomy of a Logging Statement</text:p>
          </draw:text-box>
        </draw:frame>
        <draw:frame presentation:style-name="pr4" draw:layer="layout" svg:width="25.199cm" svg:height="10.515cm" svg:x="1.4cm" svg:y="3.385cm" presentation:class="outline" presentation:user-transformed="true">
          <draw:text-box>
            <text:p text:style-name="P15"><text:span text:style-name="T17">2022-04-08 08:42:57,458 </text:span><text:span text:style-name="T18">ERROR</text:span><text:span text:style-name="T17"> <text:s/>[credit-client-pool-68]</text:span><text:span text:style-name="T17"><text:line-break/></text:span><text:span text:style-name="T17">{da7b76be-7a98-4a2f-9758-4b3df818d903}</text:span><text:span text:style-name="T17"><text:line-break/></text:span><text:span text:style-name="T17">Could not calculate score for PremiumBankingAccount[id=2001000, ...] </text:span></text:p>
            <text:p text:style-name="P15"><text:span text:style-name="T19">ru.hse.java.client.ClientException: java.util.concurrent.ExecutionException: </text:span><text:span text:style-name="T19">io.grpc.StatusRuntimeException</text:span><text:span text:style-name="T17">: {FAILED_PRECONDITION} Blahblahblah...</text:span></text:p>
            <text:p text:style-name="P15"><text:span text:style-name="T19"><text:s text:c="8"/></text:span><text:span text:style-name="T19">at ClientBase.a(</text:span><text:span text:style-name="T17">ClientBase</text:span><text:span text:style-name="T17">.java:13)</text:span></text:p>
            <text:p text:style-name="P15"><text:span text:style-name="T17"><text:s text:c="8"/></text:span><text:span text:style-name="T17">at CreditClient.score(CreditClient.java:438)</text:span></text:p>
            <text:p text:style-name="P15"><text:span text:style-name="T20">Caused by:</text:span><text:span text:style-name="T19"> </text:span><text:span text:style-name="T19">java.util.concurrent.ExecutionException</text:span><text:span text:style-name="T19">: </text:span><text:span text:style-name="T19">io.grpc.StatusRuntimeException: {FAILED_PRECONDITION} </text:span><text:span text:style-name="T19">Blahblahblah...</text:span></text:p>
            <text:p text:style-name="P15"><text:span text:style-name="T19"><text:s text:c="8"/></text:span><text:span text:style-name="T19">at </text:span><text:span text:style-name="T19">ClientBase</text:span><text:span text:style-name="T19">.c(</text:span><text:span text:style-name="T17">ClientBase</text:span><text:span text:style-name="T17">.java:23)</text:span></text:p>
            <text:p text:style-name="P15"><text:span text:style-name="T19"><text:s text:c="8"/></text:span><text:span text:style-name="T19">at </text:span><text:span text:style-name="T19">ClientBase</text:span><text:span text:style-name="T19">.b(</text:span><text:span text:style-name="T17">ClientBase</text:span><text:span text:style-name="T17">.java:17)</text:span></text:p>
            <text:p text:style-name="P15"><text:span text:style-name="T19"><text:s text:c="8"/></text:span><text:span text:style-name="T19">at </text:span><text:span text:style-name="T19">ClientBase</text:span><text:span text:style-name="T19">.a(</text:span><text:span text:style-name="T17">ClientBase</text:span><text:span text:style-name="T17">.java:11)</text:span></text:p>
            <text:p text:style-name="P15"><text:span text:style-name="T17"><text:s text:c="8"/></text:span><text:span text:style-name="T18">... 1 more</text:span></text:p>
            <text:p text:style-name="P15"><text:span text:style-name="T20">Caused by:</text:span><text:span text:style-name="T19"> io.grpc.StatusRuntimeException: {FAILED_PRECONDITION} </text:span><text:span text:style-name="T17">Blahblahblah...</text:span></text:p>
            <text:p text:style-name="P15"><text:span text:style-name="T19"><text:s text:c="8"/></text:span><text:span text:style-name="T19">at </text:span><text:span text:style-name="T19">ClientBase</text:span><text:span text:style-name="T19">.e(</text:span><text:span text:style-name="T17">ClientBase</text:span><text:span text:style-name="T17">.java:30)</text:span></text:p>
            <text:p text:style-name="P15"><text:span text:style-name="T19"><text:s text:c="8"/></text:span><text:span text:style-name="T19">at </text:span><text:span text:style-name="T19">ClientBase</text:span><text:span text:style-name="T19">.d(</text:span><text:span text:style-name="T17">ClientBase</text:span><text:span text:style-name="T17">.java:27)</text:span></text:p>
            <text:p text:style-name="P15"><text:span text:style-name="T19"><text:s text:c="8"/></text:span><text:span text:style-name="T19">at </text:span><text:span text:style-name="T19">ClientBase</text:span><text:span text:style-name="T19">.c(</text:span><text:span text:style-name="T17">ClientBase</text:span><text:span text:style-name="T17">.java:21)</text:span></text:p>
            <text:p text:style-name="P15"><text:span text:style-name="T17"><text:s text:c="8"/></text:span><text:span text:style-name="T18">... 3 more</text:span></text:p>
          </draw:text-box>
        </draw:frame>
        <draw:custom-shape draw:style-name="gr8" draw:text-style-name="P16" draw:layer="layout" svg:width="11.4cm" svg:height="0.6cm" svg:x="10.2cm" svg:y="4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25cm" svg:height="8.8cm" svg:x="1.3cm" svg:y="5.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7.2cm" svg:height="0.743cm" svg:x="1.2cm" svg:y="3.25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9" draw:layer="layout" svg:width="2cm" svg:height="0.743cm" svg:x="8.4cm" svg:y="3.25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7.2cm" svg:height="0.743cm" svg:x="10.4cm" svg:y="3.25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1.6cm" svg:height="0.543cm" svg:x="1.2cm" svg:y="3.95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Why not just use a <text:span text:style-name="T21">println</text:span>()?</text:p>
          </draw:text-box>
        </draw:frame>
        <draw:frame draw:style-name="gr2" draw:text-style-name="P9" draw:layer="layout" svg:width="22.219cm" svg:height="9.095cm" svg:x="3.3cm" svg:y="3.105cm">
          <draw:text-box>
            <text:p text:style-name="P8"><text:span text:style-name="T6">var</text:span><text:span text:style-name="T7"> principal = ...;</text:span></text:p>
            <text:p text:style-name="P8"><text:span text:style-name="T6">try</text:span><text:span text:style-name="T7"> (</text:span><text:span text:style-name="T6">var</text:span><text:span text:style-name="T7"> creditClient = ...) {</text:span></text:p>
            <text:p text:style-name="P8"><text:span text:style-name="T11"><text:s text:c="4"/></text:span><text:span text:style-name="T12">return</text:span><text:span text:style-name="T11"> </text:span><text:span text:style-name="T7">creditClient</text:span><text:span text:style-name="T7">.score(principal);</text:span><text:span text:style-name="T7"><text:line-break/></text:span><text:span text:style-name="T7">} </text:span><text:span text:style-name="T6">catch</text:span><text:span text:style-name="T7"> (</text:span><text:span text:style-name="T8">ClientException</text:span><text:span text:style-name="T7"> e) {</text:span></text:p>
            <text:p text:style-name="P8"><text:span text:style-name="T11"><text:s text:c="4"/></text:span><text:span text:style-name="T11">System.</text:span><text:span text:style-name="T13">err</text:span><text:span text:style-name="T11">.println(</text:span><text:span text:style-name="T12">java.time.Instant.</text:span><text:span text:style-name="T22">now</text:span><text:span text:style-name="T12">()</text:span><text:span text:style-name="T11"> + </text:span><text:span text:style-name="T14">" "</text:span><text:span text:style-name="T11"><text:line-break/></text:span><text:span text:style-name="T11"> <text:s text:c="7"/>+ </text:span><text:span text:style-name="T14">"ERROR " </text:span><text:span text:style-name="T14"><text:line-break/></text:span><text:span text:style-name="T14"> <text:s text:c="7"/></text:span><text:span text:style-name="T11">+ </text:span><text:span text:style-name="T14">"[" </text:span><text:span text:style-name="T23">+</text:span><text:span text:style-name="T11"> </text:span><text:span text:style-name="T12">Thread.</text:span><text:span text:style-name="T22">currentThread</text:span><text:span text:style-name="T12">().getName()</text:span><text:span text:style-name="T11"> + </text:span><text:span text:style-name="T14">"] "</text:span><text:span text:style-name="T11"><text:line-break/></text:span><text:span text:style-name="T11"> <text:s text:c="7"/>+ </text:span><text:span text:style-name="T14">"{"</text:span><text:span text:style-name="T11"> + </text:span><text:span text:style-name="T12">MyMagicContext.</text:span><text:span text:style-name="T22">getRequestId</text:span><text:span text:style-name="T12">()</text:span><text:span text:style-name="T11"> + </text:span><text:span text:style-name="T14">"} "</text:span><text:span text:style-name="T11"><text:line-break/></text:span><text:span text:style-name="T11"> <text:s text:c="7"/>+ "</text:span><text:span text:style-name="T14">Could not calculate score for "</text:span><text:span text:style-name="T23"> + </text:span><text:span text:style-name="T6">principal</text:span><text:span text:style-name="T24">);</text:span></text:p>
            <text:p text:style-name="P8"><text:span text:style-name="T24"><text:s text:c="4"/></text:span><text:span text:style-name="T6">e</text:span><text:span text:style-name="T24">.printStackTrace()</text:span><text:span text:style-name="T7">; </text:span><text:span text:style-name="T10">// Defaults to System.</text:span><text:span text:style-name="T25">err</text:span><text:span text:style-name="T10"> output</text:span></text:p>
            <text:p text:style-name="P8"><text:span text:style-name="T7"><text:s text:c="4"/></text:span><text:span text:style-name="T6">return</text:span><text:span text:style-name="T7"> </text:span><text:span text:style-name="T9">DEFAULT_CREDIT_SCORE</text:span><text:span text:style-name="T7">;</text:span></text:p>
            <text:p text:style-name="P8"><text:span text:style-name="T7">}</text:span></text:p>
          </draw:text-box>
        </draw:frame>
        <draw:frame draw:style-name="gr7" draw:text-style-name="P11" draw:layer="layout" svg:width="22.221cm" svg:height="2.087cm" svg:x="3.3cm" svg:y="12.1cm">
          <draw:text-box>
            <text:p><text:span text:style-name="T26">Copy-Paste: Code Duplication, Error Prone (</text:span><text:span text:style-name="T27">Shotgun</text:span><text:span text:style-name="T26"> changes)</text:span><text:span text:style-name="T26"><text:line-break/></text:span><text:span text:style-name="T26">Make logging an utility method: Reinventing the whee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g Message Filtering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3">
              <text:list-item>
                <text:p>Log Levels</text:p>
                <text:list>
                  <text:list-item>
                    <text:p><text:span text:style-name="T28">TRACE</text:span>: Super-detailed messages. <text:span text:style-name="T21">E.g.</text:span> generated SQL queries</text:p>
                  </text:list-item>
                  <text:list-item>
                    <text:p><text:span text:style-name="T29">DEBUG</text:span>: Detailed and/or frequent messages with information useful for debugging.<text:line-break/><text:span text:style-name="T21">E.g.</text:span> details about repository operations</text:p>
                  </text:list-item>
                  <text:list-item>
                    <text:p><text:span text:style-name="T30">INFO</text:span>: Normal messages about happy path / progress of your processes. <text:line-break/><text:span text:style-name="T21">E.g.</text:span> processed 150/1500 data migration tasks</text:p>
                  </text:list-item>
                  <text:list-item>
                    <text:p><text:span text:style-name="T31">WARN</text:span>: Potentially unexpected or harmful situations warranting a closer look once in a while<text:line-break/><text:span text:style-name="T21">E.g.</text:span> optional service dependency is temporarily unavailable</text:p>
                  </text:list-item>
                  <text:list-item>
                    <text:p><text:span text:style-name="T32">ERROR</text:span>: Severe errors warranting a look by the oncall and/or code developer<text:line-break/><text:span text:style-name="T21">E.g.</text:span> datastore down, data corruption etc.</text:p>
                  </text:list-item>
                </text:list>
              </text:list-item>
              <text:list-item>
                <text:p><text:span text:style-name="T33">Hierarchy of Loggers: </text:span><text:span text:style-name="T34">ru</text:span><text:span text:style-name="T33"> ← </text:span><text:span text:style-name="T34">ru.hse</text:span><text:span text:style-name="T33"> ← </text:span><text:span text:style-name="T34">ru.hse.java </text:span><text:span text:style-name="T35">←</text:span><text:span text:style-name="T34"> ru.hse.java.MyClass </text:span><text:span text:style-name="T36">← </text:span>…</text:p>
                <text:list>
                  <text:list-header>
                    <text:p><text:span text:style-name="T37">E.g.</text:span><text:span text:style-name="T38"> show only warnings and errors from </text:span><text:span text:style-name="T34">org.apache.http.*</text:span><text:span text:style-name="T35"> classes</text:span><text:span text:style-name="T34"><text:line-break/></text:span><text:span text:style-name="T38">=&gt; </text:span><text:span text:style-name="T7">org.apache.http</text:span> logger level = <text:span text:style-name="T31">WARN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uilding Log Messag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ager (<text:span text:style-name="T39">Not recommended</text:span>):</text:p>
                <text:list>
                  <text:list-header>
                    <text:p><text:span text:style-name="T40">log</text:span><text:span text:style-name="T41">.error(</text:span><text:span text:style-name="T42">"x = "</text:span><text:span text:style-name="T41"> + x + </text:span><text:span text:style-name="T42">", y = "</text:span><text:span text:style-name="T41"> + y);</text:span></text:p>
                  </text:list-header>
                </text:list>
              </text:list-item>
              <text:list-item>
                <text:p>Semi-Lazy (Classic Way):</text:p>
                <text:list>
                  <text:list-header>
                    <text:p><text:span text:style-name="T40">log</text:span><text:span text:style-name="T41">.error(</text:span><text:span text:style-name="T42">"x = {}, y = {}"</text:span><text:span text:style-name="T41">, x, y);</text:span></text:p>
                  </text:list-header>
                </text:list>
              </text:list-item>
              <text:list-item>
                <text:p>Lazy (Newfangled Way):</text:p>
                <text:list>
                  <text:list-header>
                    <text:p><text:span text:style-name="T43">log</text:span><text:span text:style-name="T44">.error(() → </text:span><text:span text:style-name="T45">"x = "</text:span><text:span text:style-name="T44"> + x.get() + </text:span><text:span text:style-name="T45">", y = "</text:span><text:span text:style-name="T44"> + y);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ormatting: Layout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Formatting is Decoupled from Message Building: A major advantage of Logging Frameworks</text:p>
              </text:list-item>
              <text:list-item>
                <text:p>Most Popular: Pattern Layout, <text:span text:style-name="T21">printf</text:span>() on steroids</text:p>
                <text:list>
                  <text:list-header>
                    <text:p><text:span text:style-name="T46">%d %-5level [%t] %c{1.}: %X{rid} %msg%n%throwable</text:span></text:p>
                    <text:p><text:span text:style-name="T46"/></text:p>
                  </text:list-header>
                </text:list>
              </text:list-item>
              <text:list-item>
                <text:p>JSON Layout, XML Layout, …</text:p>
              </text:list-item>
            </text:list>
          </draw:text-box>
        </draw:frame>
        <draw:frame draw:style-name="gr7" draw:text-style-name="P11" draw:layer="layout" svg:width="3.718cm" svg:height="1.062cm" svg:x="1.282cm" svg:y="8.938cm">
          <draw:text-box>
            <text:p>Timestamp</text:p>
          </draw:text-box>
        </draw:frame>
        <draw:frame draw:style-name="gr7" draw:text-style-name="P13" draw:layer="layout" svg:width="4.158cm" svg:height="1.773cm" svg:x="4.9cm" svg:y="9cm">
          <draw:text-box>
            <text:p text:style-name="P12">Log Level<text:line-break/>(left padded)</text:p>
          </draw:text-box>
        </draw:frame>
        <draw:frame draw:style-name="gr7" draw:text-style-name="P11" draw:layer="layout" svg:width="2.609cm" svg:height="1.062cm" svg:x="8.7cm" svg:y="9cm">
          <draw:text-box>
            <text:p>Thread</text:p>
          </draw:text-box>
        </draw:frame>
        <draw:frame draw:style-name="gr7" draw:text-style-name="P13" draw:layer="layout" svg:width="3.841cm" svg:height="1.773cm" svg:x="10.909cm" svg:y="9cm">
          <draw:text-box>
            <text:p text:style-name="P12">Logger<text:line-break/>(shortened)</text:p>
          </draw:text-box>
        </draw:frame>
        <draw:frame draw:style-name="gr7" draw:text-style-name="P13" draw:layer="layout" svg:width="3.62cm" svg:height="1.773cm" svg:x="14.4cm" svg:y="9cm">
          <draw:text-box>
            <text:p text:style-name="P12">Value from<text:line-break/>Context</text:p>
          </draw:text-box>
        </draw:frame>
        <draw:frame draw:style-name="gr7" draw:text-style-name="P11" draw:layer="layout" svg:width="3.172cm" svg:height="1.062cm" svg:x="18.02cm" svg:y="9cm">
          <draw:text-box>
            <text:p>Message</text:p>
          </draw:text-box>
        </draw:frame>
        <draw:frame draw:style-name="gr7" draw:text-style-name="P11" draw:layer="layout" svg:width="5.5cm" svg:height="1.062cm" svg:x="21.1cm" svg:y="9cm">
          <draw:text-box>
            <text:p>Exception (if any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Output: Appender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21"><text:span text:style-name="T47">Log Message Output is Easily Customizable</text:span>: <text:line-break/>A major advantage of Logging Frameworks</text:p>
              </text:list-item>
              <text:list-item>
                <text:p text:style-name="P21">Console Appender (reasonable default)</text:p>
              </text:list-item>
              <text:list-item>
                <text:p text:style-name="P21">[Rolling] File Appender: Write to file(s), optionally compressing and/or deleting old log files</text:p>
              </text:list-item>
              <text:list-item>
                <text:p text:style-name="P21">Also: syslog, socket, 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Log Message Context</text:p>
          </draw:text-box>
        </draw:frame>
        <draw:frame presentation:style-name="pr4" draw:layer="layout" svg:width="25.199cm" svg:height="10.115cm" svg:x="1.4cm" svg:y="3.685cm" presentation:class="outline" presentation:user-transformed="true">
          <draw:text-box>
            <text:list text:style-name="L3">
              <text:list-item>
                <text:p>Date and Time</text:p>
              </text:list-item>
              <text:list-item>
                <text:p>Thread</text:p>
              </text:list-item>
              <text:list-item>
                <text:p>Exceptions and their causes (and also suppressed exceptions, see <text:span text:style-name="T44">try</text:span>-with-resources)</text:p>
              </text:list-item>
              <text:list-item>
                <text:p>Custom Attributes (MDC)</text:p>
                <text:list>
                  <text:list-item>
                    <text:p>Request ID / Correlation ID</text:p>
                  </text:list-item>
                  <text:list-item>
                    <text:p>Trace ID, Span ID</text:p>
                  </text:list-item>
                  <text:list-item>
                    <text:p>User / Principal ID</text:p>
                  </text:list-item>
                  <text:list-item>
                    <text:p>API Method</text:p>
                  </text:list-item>
                  <text:list-item>
                    <text:p>…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ructured Logging</text:p>
          </draw:text-box>
        </draw:frame>
        <draw:frame presentation:style-name="pr4" draw:layer="layout" svg:width="25.199cm" svg:height="9.515cm" svg:x="1.4cm" svg:y="3.685cm" presentation:class="outline" presentation:user-transformed="true">
          <draw:text-box>
            <text:list text:style-name="L3">
              <text:list-item>
                <text:p>Text is so 1980's and text parsers are <text:line-break/><text:span text:style-name="T39">SLOW</text:span> and <text:span text:style-name="T39">UNRELIABLE</text:span></text:p>
              </text:list-item>
              <text:list-item>
                <text:p>Let's output to <text:span text:style-name="T5">some structured format instead</text:span></text:p>
                <text:list>
                  <text:list-item>
                    <text:p>Preferrably, with schema</text:p>
                  </text:list-item>
                </text:list>
              </text:list-item>
              <text:list-item>
                <text:p>Old Try: syslog (RFC 5424)</text:p>
              </text:list-item>
              <text:list-item>
                <text:p>New Tries: journalctl (systemd), JS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tructured Logging</text:p>
          </draw:text-box>
        </draw:frame>
        <draw:frame presentation:style-name="pr4" draw:text-style-name="P23" draw:layer="layout" svg:width="25.199cm" svg:height="10.943cm" svg:x="1.601cm" svg:y="3.257cm" presentation:class="outline" presentation:user-transformed="true">
          <draw:text-box>
            <text:p text:style-name="P22"><text:span text:style-name="T19">{ </text:span><text:span text:style-name="T48">"timestamp"</text:span><text:span text:style-name="T19">: "2022-04-08 08:42:57.458",</text:span><text:span text:style-name="T19"><text:line-break/></text:span><text:span text:style-name="T19"> <text:s/></text:span><text:span text:style-name="T48">"level"</text:span><text:span text:style-name="T19">: "ERROR",</text:span><text:span text:style-name="T19"><text:line-break/></text:span><text:span text:style-name="T19"> <text:s/></text:span><text:span text:style-name="T48">"thread"</text:span><text:span text:style-name="T19">: "credit-client-pool-68"</text:span><text:span text:style-name="T19"><text:line-break/></text:span><text:span text:style-name="T19"> <text:s/></text:span><text:span text:style-name="T48">"rid"</text:span><text:span text:style-name="T19">: "da7b76be-7a98-4a2f-9758-4b3df818d903",</text:span><text:span text:style-name="T19"><text:line-break/></text:span><text:span text:style-name="T19"> <text:s/></text:span><text:span text:style-name="T48">"message"</text:span><text:span text:style-name="T19">: "</text:span><text:span text:style-name="T19">Could not calculate score",</text:span><text:span text:style-name="T19"><text:line-break/></text:span><text:span text:style-name="T19"> <text:s/></text:span><text:span text:style-name="T48">"account"</text:span><text:span text:style-name="T19">: {</text:span><text:span text:style-name="T19"><text:line-break/></text:span><text:span text:style-name="T19"> <text:s text:c="3"/></text:span><text:span text:style-name="T48">"@type"</text:span><text:span text:style-name="T19">: "PremiumBankingAccount", </text:span><text:span text:style-name="T19"><text:line-break/></text:span><text:span text:style-name="T19"> <text:s text:c="3"/></text:span><text:span text:style-name="T48">"id"</text:span><text:span text:style-name="T19">: 201000, </text:span><text:span text:style-name="T19"><text:line-break/></text:span><text:span text:style-name="T19"> <text:s text:c="3"/>...</text:span><text:span text:style-name="T19"><text:line-break/></text:span><text:span text:style-name="T19"> <text:s/>},</text:span><text:span text:style-name="T19"><text:line-break/></text:span><text:span text:style-name="T19"> <text:s/></text:span><text:span text:style-name="T48">"exception"</text:span><text:span text:style-name="T19">: {</text:span><text:span text:style-name="T19"><text:line-break/></text:span><text:span text:style-name="T19"> <text:s text:c="3"/></text:span><text:span text:style-name="T48">"@type"</text:span><text:span text:style-name="T19">: "ru.hse.java.client.ClientException",</text:span><text:span text:style-name="T19"><text:line-break/></text:span><text:span text:style-name="T19"> <text:s text:c="3"/></text:span><text:span text:style-name="T48">"message"</text:span><text:span text:style-name="T19">: ..., </text:span><text:span text:style-name="T19"><text:line-break/></text:span><text:span text:style-name="T19"> <text:s text:c="3"/></text:span><text:span text:style-name="T48">"cause"</text:span><text:span text:style-name="T19">: { ... }</text:span><text:span text:style-name="T19"><text:line-break/></text:span><text:span text:style-name="T19"> <text:s/>}</text:span></text:p>
            <text:p text:style-name="P22"><text:span text:style-name="T19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mpact of Logging. Typical Pitfalls</text:p>
          </draw:text-box>
        </draw:frame>
        <draw:frame presentation:style-name="pr4" draw:layer="layout" svg:width="25.199cm" svg:height="10.515cm" svg:x="1.4cm" svg:y="3.685cm" presentation:class="outline" presentation:user-transformed="true">
          <draw:text-box>
            <text:list text:style-name="L3">
              <text:list-item>
                <text:p><text:span text:style-name="T39">Improperly used, logging is a DoS waiting to happen, or worse</text:span></text:p>
              </text:list-item>
              <text:list-item>
                <text:p><text:span text:style-name="T49">CPU:</text:span> Log level checking, Message Building, Message Formatting</text:p>
              </text:list-item>
              <text:list-item>
                <text:p>Logging changes timings → Uncovers or masks <text:span text:style-name="T5">data races</text:span></text:p>
              </text:list-item>
              <text:list-item>
                <text:p>Memory: Large messages and/or args cause <text:span text:style-name="T5">GC pressure → </text:span><text:span text:style-name="T50">OutOfMemoryError</text:span></text:p>
              </text:list-item>
              <text:list-item>
                <text:p>Disk: Absence of / poorly configured log rotation → <text:span text:style-name="T5">No space left on device</text:span></text:p>
              </text:list-item>
              <text:list-item>
                <text:p>Synchronous Logging will cause<text:span text:style-name="T51"> </text:span><text:span text:style-name="T52">hangs/hiccups </text:span><text:span text:style-name="T53">under heavy load, especially if you are </text:span><text:span text:style-name="T53">logging to a</text:span> network disk (incl. in the cloud)</text:p>
              </text:list-item>
              <text:list-item>
                <text:p>Async logging fixes hangs/hiccups but will <text:span text:style-name="T5">drop your log messages</text:span><text:span text:style-name="T49">!</text:span></text:p>
              </text:list-item>
              <text:list-item>
                <text:p>Logging Frameworks definitely have undetected 0-day vulnerabilities <text:line-break/><text:span text:style-name="T21">e.g.</text:span> log4shel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opular Java Logging Framework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For Standalone Services/Apps:</text:p>
                <text:list>
                  <text:list-item>
                    <text:p><text:span text:style-name="T5">Log4j 2.x</text:span></text:p>
                  </text:list-item>
                  <text:list-item>
                    <text:p><text:span text:style-name="T5">Logback</text:span></text:p>
                  </text:list-item>
                </text:list>
              </text:list-item>
              <text:list-item>
                <text:p>For Libraries: <text:span text:style-name="T5">SLF4J</text:span> (Simple Logger Facade for Java)</text:p>
                <text:list>
                  <text:list-item>
                    <text:p>Allows the user to pick <text:span text:style-name="T5">any</text:span> compatible logging framework</text:p>
                  </text:list-item>
                  <text:list-item>
                    <text:p>Both Log4j 2.x and Logback are compatible!</text:p>
                  </text:list-item>
                </text:list>
              </text:list-item>
              <text:list-item>
                <text:p><text:span text:style-name="T39">Log4j 1.x: Legacy Version, Do Not Use in New Code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date-time-name="dtd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lternatives to Logging</text:p>
          </draw:text-box>
        </draw:frame>
        <draw:frame presentation:style-name="pr4" draw:layer="layout" svg:width="25.199cm" svg:height="10.915cm" svg:x="1.4cm" svg:y="3.685cm" presentation:class="outline" presentation:user-transformed="true">
          <draw:text-box>
            <text:list text:style-name="L3">
              <text:list-item>
                <text:p text:style-name="P21"><text:span text:style-name="T47">"New Observability": Events+Traces+Logs all-in-one</text:span><text:span text:style-name="T47"><text:line-break/></text:span><text:span text:style-name="T47">Firehose of </text:span><text:span text:style-name="T54">high cardinality</text:span><text:span text:style-name="T47"> events </text:span><text:span text:style-name="T55">(1000s of attributes and values)</text:span><text:span text:style-name="T47"> </text:span><text:span text:style-name="T47"><text:line-break/></text:span><text:span text:style-name="T47">→ </text:span><text:span text:style-name="T56">Sample </text:span><text:span text:style-name="T54">interesting</text:span><text:span text:style-name="T56"> </text:span><text:span text:style-name="T57">events</text:span><text:span text:style-name="T56"><text:line-break/></text:span><text:span text:style-name="T56">→ Index → Search and Visualise</text:span><text:span text:style-name="T56"><text:line-break/></text:span><text:span text:style-name="T56">→ </text:span><text:span text:style-name="T57">Discover complex system behavior</text:span><text:span text:style-name="T56"> </text:span><text:span text:style-name="T58">(manual or AI-assisted)</text:span><text:span text:style-name="T56"><text:line-break/></text:span><text:span text:style-name="T59">E.g.</text:span><text:span text:style-name="T47"> Honeycomb, </text:span>VividCortex, Dynatrace, Instana…</text:p>
              </text:list-item>
              <text:list-item>
                <text:p>Open Source: Jaeger tracing is better than nothin'</text:p>
                <text:list>
                  <text:list-item>
                    <text:p>Simple sampling strategies ([adaptive] probabilistic, leaky bucket)</text:p>
                  </text:list-item>
                  <text:list-item>
                    <text:p>High cardinality is difficul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2" svg:font-family="Monospace" style:font-pitch="fixed"/>
    <style:font-face style:name="Monospace1" svg:font-family="Monospace" style:font-adornments="Regular" style:font-pitch="fixed"/>
    <style:font-face style:name="Liberation Mono1" svg:font-family="'Liberation Mono', 'Courier New', 'DejaVu Sans Mono'" style:font-family-generic="modern" style:font-pitch="fixed"/>
    <style:font-face style:name="Arial5" svg:font-family="Arial" style:font-family-generic="swiss" style:font-pitch="fixed"/>
    <style:font-face style:name="Monospace3" svg:font-family="Monospace" style:font-family-generic="swiss" style:font-pitch="fixed"/>
    <style:font-face style:name="Arial3" svg:font-family="Arial" style:font-adornments="Regular" style:font-pitch="variable"/>
    <style:font-face style:name="Monospace" svg:font-family="Monospace" style:font-adornments="Regular" style:font-pitch="variable"/>
    <style:font-face style:name="Liberation Mono" svg:font-family="'Liberation Mono', 'Courier New', 'DejaVu Sans Mono'" style:font-family-generic="modern" style:font-pitch="variable"/>
    <style:font-face style:name="Lohit Devanagari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4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Arial2" fo:font-family="Arial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–">
            <style:list-level-properties text:space-before="0.3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3" text:bullet-char="–">
            <style:list-level-properties text:space-before="2.8cm" text:min-label-width="0.8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6" text:bullet-char="–">
            <style:list-level-properties text:space-before="6.6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7" text:bullet-char="–">
            <style:list-level-properties text:space-before="7.8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8" text:bullet-char="–">
            <style:list-level-properties text:space-before="9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9" text:bullet-char="–">
            <style:list-level-properties text:space-before="10.2cm" text:min-label-width="0.6cm"/>
            <style:text-properties fo:font-family="OpenSymbol" style:font-style-name="Regular" style:font-charset="x-symbol" style:use-window-font-color="true" fo:font-size="75%"/>
          </text:list-level-style-bullet>
          <text:list-level-style-bullet text:level="10" text:bullet-char="–">
            <style:list-level-properties text:space-before="11.4cm" text:min-label-width="0.6cm"/>
            <style:text-properties fo:font-family="OpenSymbol" style:font-style-name="Regular" style:font-charset="x-symbol" style:use-window-font-color="true" fo:font-size="7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23:06:47.313391608</meta:creation-date>
    <dc:date>2022-04-08T11:54:02.259217467</dc:date>
    <meta:editing-duration>P4DT2H52M54S</meta:editing-duration>
    <meta:editing-cycles>1144</meta:editing-cycles>
    <meta:generator>LibreOffice/6.4.7.2$Linux_X86_64 LibreOffice_project/40$Build-2</meta:generator>
    <meta:document-statistic meta:object-count="101"/>
  </office:meta>
</office:document-meta>
</file>